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>
      <style:paragraph-properties>
        <style:tab-stops>
          <style:tab-stop style:position="3.983cm"/>
        </style:tab-stops>
      </style:paragraph-properties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Person Service</text:p>
      <text:p text:style-name="P37"><text:span text:style-name="Strong_20_Emphasis">Version:</text:span> <text:tab/>V1.1 (Minor Release)<text:line-break/><text:span text:style-name="Strong_20_Emphasis">Stand:</text:span> <text:tab/>18.02.2026<text:line-break/><text:span text:style-name="Strong_20_Emphasis">Systemkontext:</text:span> <text:tab/>Multi-Tenant Plattform (Mandant = Company) mit getrennten <text:tab/>Services (User, Auth, IAM, Company, Communication, Person, …)</text:p>
      <text:h text:style-name="Heading_20_1" text:outline-level="1">Inhaltsverzeichnis</text:h>
      <text:list xml:id="list6360118248483159327" text:style-name="L1">
        <text:list-item>
          <text:p text:style-name="P1">Zweck und Zielsetzung</text:p>
        </text:list-item>
        <text:list-item>
          <text:p text:style-name="P1">Geltungsbereich und Abgrenzung</text:p>
        </text:list-item>
        <text:list-item>
          <text:p text:style-name="P1">Begriffe und Definitionen</text:p>
        </text:list-item>
        <text:list-item>
          <text:p text:style-name="P1">Rahmenbedingungen und Technologie</text:p>
        </text:list-item>
        <text:list-item>
          <text:p text:style-name="P1">Architektur- und Sicherheitsvorgaben (V1.1)</text:p>
        </text:list-item>
        <text:list-item>
          <text:p text:style-name="P1">Domänenmodell und Daten (V1.0 + Präzisierungen)</text:p>
        </text:list-item>
        <text:list-item>
          <text:p text:style-name="P1">Funktionen / REST-API (V1.0 + Security)</text:p>
        </text:list-item>
        <text:list-item>
          <text:p text:style-name="P1">Fehlerbehandlung und Statuscodes</text:p>
        </text:list-item>
        <text:list-item>
          <text:p text:style-name="P1">Tests und Abnahmekriterien (MUSS)</text:p>
        </text:list-item>
        <text:list-item>
          <text:p text:style-name="P1">Betrieb, Deploy, Abhängigkeiten (MUSS/SOLL)</text:p>
        </text:list-item>
        <text:list-item>
          <text:p text:style-name="P1">Nicht-Ziele / spätere Erweiterungen</text:p>
        </text:list-item>
      </text:list>
      <text:h text:style-name="Heading_20_1" text:outline-level="1">1. Zweck und Zielsetzung</text:h>
      <text:p text:style-name="Text_20_body">Der <text:span text:style-name="Strong_20_Emphasis">Person Service</text:span> verwaltet Personen innerhalb eines Mandanten (Company). Personen können in Teams organisiert werden. Rollen wie „Employee“, „Freelancer“, „Stakeholder“, „Handwerker“, „Maler“ etc. dürfen <text:span text:style-name="Strong_20_Emphasis">nicht</text:span> als feste Enum-Rollen in Person modelliert werden, sondern werden <text:span text:style-name="Strong_20_Emphasis">offen</text:span> über Beziehungen/Klassifikationen/Tags abgebildet.</text:p>
      <text:p text:style-name="Text_20_body"><text:span text:style-name="Strong_20_Emphasis">Ziel von V1.1:</text:span><text:line-break/>Zusätzlich zur funktionalen Basis aus V1.0 wird der Service als <text:span text:style-name="Strong_20_Emphasis">JWT-gesicherter Resource Server</text:span> betrieben und alle Endpunkte werden über <text:span text:style-name="Strong_20_Emphasis">Rechte (Scopes/Permissions)</text:span> abgesichert.</text:p>
      <text:h text:style-name="Heading_20_1" text:outline-level="1">2. Geltungsbereich und Abgrenzung</text:h>
      <text:h text:style-name="Heading_20_2" text:outline-level="2">2.1 In Scope (MUSS)</text:h>
      <text:list xml:id="list5338565307508496306" text:style-name="L2">
        <text:list-item>
          <text:p text:style-name="P2">Personenverwaltung (CRUD, Soft-Delete, Restore) je Mandant (Company)</text:p>
        </text:list-item>
        <text:list-item>
          <text:p text:style-name="P2">Teams (CRUD, Soft-Delete, Restore) je Mandant</text:p>
        </text:list-item>
        <text:list-item>
          <text:p text:style-name="P2">Team-Mitgliedschaften (Zuordnung Person↔Team) inkl. zeitlicher Felder (joined/left bzw. validFrom/validTo)</text:p>
        </text:list-item>
        <text:list-item>
          <text:p text:style-name="P2">Audit-Felder (wer/wann erstellt/geändert/gelöscht)</text:p>
        </text:list-item>
        <text:list-item>
          <text:p text:style-name="P2">Integration über Referenzen zu Communication Service (keine Kommunikationsdaten im Person Service)</text:p>
        </text:list-item>
        <text:list-item>
          <text:p text:style-name="P2"><text:soft-page-break/><text:span text:style-name="Strong_20_Emphasis">V1.1:</text:span> JWT-Prüfung + Scope-basierte Autorisierung</text:p>
        </text:list-item>
      </text:list>
      <text:h text:style-name="Heading_20_2" text:outline-level="2">2.2 Out of Scope (MVP)</text:h>
      <text:list xml:id="list3924112443629279796" text:style-name="L3">
        <text:list-item>
          <text:p text:style-name="P3">Authentifizierung (Login, Token issuance, Refresh, MFA) → <text:span text:style-name="Strong_20_Emphasis">Auth Service</text:span></text:p>
        </text:list-item>
        <text:list-item>
          <text:p text:style-name="P3">Benutzerverwaltung / Registrierung → <text:span text:style-name="Strong_20_Emphasis">User Service</text:span></text:p>
        </text:list-item>
        <text:list-item>
          <text:p text:style-name="P3">Zentrale Rechteverwaltung / Policy-Engine → <text:span text:style-name="Strong_20_Emphasis">IAM Service</text:span></text:p>
        </text:list-item>
        <text:list-item>
          <text:p text:style-name="P3">Persistente Kommunikationsdaten (E-Mail/Telefon/Adresse) → <text:span text:style-name="Strong_20_Emphasis">Communication Service</text:span></text:p>
        </text:list-item>
        <text:list-item>
          <text:p text:style-name="P3">Fachliche Validierung „Company existiert“ via Company Service (optional später)</text:p>
        </text:list-item>
      </text:list>
      <text:p text:style-name="Text_20_body"/>
      <text:h text:style-name="Heading_20_1" text:outline-level="1">3. Begriffe und Definitionen</text:h>
      <text:list xml:id="list5778125509881505348" text:style-name="L4">
        <text:list-item>
          <text:p text:style-name="P4"><text:span text:style-name="Strong_20_Emphasis">Mandant / Company:</text:span> organisatorische Einheit, in deren Kontext Daten getrennt gespeichert werden.</text:p>
        </text:list-item>
        <text:list-item>
          <text:p text:style-name="P4"><text:span text:style-name="Strong_20_Emphasis">Person:</text:span> Stammdatensatz (open model), gehört genau einer Company.</text:p>
        </text:list-item>
        <text:list-item>
          <text:p text:style-name="P4"><text:span text:style-name="Strong_20_Emphasis">Team:</text:span> organisatorische Gruppe innerhalb der Company.</text:p>
        </text:list-item>
        <text:list-item>
          <text:p text:style-name="P4"><text:span text:style-name="Strong_20_Emphasis">TeamMembership:</text:span> Zuordnung Person↔Team (historisierbar; optional Rolle im Team als String).</text:p>
        </text:list-item>
        <text:list-item>
          <text:p text:style-name="P4"><text:span text:style-name="Strong_20_Emphasis">Soft-Delete:</text:span> „Papierkorb“ durch Setzen <text:span text:style-name="Source_20_Text">trashedAt/trashedBy</text:span> statt Hard Delete.</text:p>
        </text:list-item>
        <text:list-item>
          <text:p text:style-name="P4"><text:span text:style-name="Strong_20_Emphasis">Audit:</text:span> <text:span text:style-name="Source_20_Text">createdAt/createdBy</text:span>, <text:span text:style-name="Source_20_Text">modifiedAt/modifiedBy</text:span>, <text:span text:style-name="Source_20_Text">trashedAt/trashedBy</text:span>.</text:p>
        </text:list-item>
        <text:list-item>
          <text:p text:style-name="P4"><text:span text:style-name="Strong_20_Emphasis">JWT Access Token:</text:span> Bearer Token vom Auth Service, enthält Claims wie <text:span text:style-name="Source_20_Text">sub</text:span>, <text:span text:style-name="Source_20_Text">tenant_id</text:span>, <text:span text:style-name="Source_20_Text">aud</text:span>, <text:span text:style-name="Source_20_Text">exp</text:span> und Scopes (<text:span text:style-name="Source_20_Text">scp</text:span>/<text:span text:style-name="Source_20_Text">scope</text:span>).</text:p>
        </text:list-item>
        <text:list-item>
          <text:p text:style-name="P4"><text:span text:style-name="Strong_20_Emphasis">Scope/Permission:</text:span> Rechtebezeichner, z. B. <text:span text:style-name="Source_20_Text">person:read</text:span>, <text:span text:style-name="Source_20_Text">team:write</text:span>.</text:p>
        </text:list-item>
      </text:list>
      <text:p text:style-name="Text_20_body"/>
      <text:h text:style-name="Heading_20_1" text:outline-level="1">4. Rahmenbedingungen und Technologie</text:h>
      <text:h text:style-name="Heading_20_2" text:outline-level="2">4.1 Technologie (MUSS)</text:h>
      <text:list xml:id="list8311526101563448996" text:style-name="L5">
        <text:list-item>
          <text:p text:style-name="P5">Java 21, Spring Boot, Maven</text:p>
        </text:list-item>
        <text:list-item>
          <text:p text:style-name="P5">MariaDB (MySQL kompatibel)</text:p>
        </text:list-item>
        <text:list-item>
          <text:p text:style-name="P5">Flyway als Schema Source-of-Truth</text:p>
        </text:list-item>
        <text:list-item>
          <text:p text:style-name="P5">REST/JSON + OpenAPI (springdoc)</text:p>
        </text:list-item>
      </text:list>
      <text:h text:style-name="Heading_20_2" text:outline-level="2">4.2 ID-Strategie (MUSS)</text:h>
      <text:list xml:id="list8595945597471080132" text:style-name="L6">
        <text:list-item>
          <text:p text:style-name="P6">IDs als <text:span text:style-name="Strong_20_Emphasis">UUID/ULID/String</text:span> (konsistent über alle Entities)</text:p>
        </text:list-item>
      </text:list>
      <text:h text:style-name="Heading_20_2" text:outline-level="2"><text:soft-page-break/>4.3 Zeit/Zeitzone (MUSS)</text:h>
      <text:list xml:id="list2714107733246568708" text:style-name="L7">
        <text:list-item>
          <text:p text:style-name="P7">UTC (ISO-8601) für alle serverseitigen Zeitstempel</text:p>
        </text:list-item>
      </text:list>
      <text:p text:style-name="Text_20_body"/>
      <text:h text:style-name="Heading_20_1" text:outline-level="1">5. Architektur- und Sicherheitsvorgaben (V1.1)</text:h>
      <text:h text:style-name="Heading_20_2" text:outline-level="2">5.1 Security-Architektur (MUSS)</text:h>
      <text:p text:style-name="Text_20_body">Der Person Service wird als <text:span text:style-name="Strong_20_Emphasis">OAuth2 Resource Server</text:span> betrieben:</text:p>
      <text:list xml:id="list7433154384853672823" text:style-name="L8">
        <text:list-item>
          <text:p text:style-name="P8">Validierung von JWTs per JWKS (<text:span text:style-name="Source_20_Text">jwk-set-uri</text:span>) des Auth Service</text:p>
        </text:list-item>
        <text:list-item>
          <text:p text:style-name="P8">Tokens werden <text:span text:style-name="Strong_20_Emphasis">nicht</text:span> im Person Service ausgestellt</text:p>
        </text:list-item>
        <text:list-item>
          <text:p text:style-name="P8"><text:span text:style-name="Strong_20_Emphasis">Stateless</text:span>: keine serverseitigen Sessions</text:p>
        </text:list-item>
      </text:list>
      <text:h text:style-name="Heading_20_2" text:outline-level="2">5.2 Token-Contract / Claims (MUSS)</text:h>
      <text:p text:style-name="Text_20_body">Ein gültiges JWT muss mindestens enthalten:</text:p>
      <text:list xml:id="list1472290948183480392" text:style-name="L9">
        <text:list-item>
          <text:p text:style-name="P9"><text:span text:style-name="Source_20_Text">iss</text:span>, <text:span text:style-name="Source_20_Text">sub</text:span>, <text:span text:style-name="Source_20_Text">aud</text:span>, <text:span text:style-name="Source_20_Text">iat</text:span>, <text:span text:style-name="Source_20_Text">exp</text:span>, <text:span text:style-name="Source_20_Text">jti</text:span>, <text:span text:style-name="Source_20_Text">tenant_id</text:span></text:p>
        </text:list-item>
        <text:list-item>
          <text:p text:style-name="P9">Scopes als <text:span text:style-name="Source_20_Text">scp</text:span> (Array) und/oder <text:span text:style-name="Source_20_Text">scope</text:span> (String)</text:p>
        </text:list-item>
      </text:list>
      <text:p text:style-name="Text_20_body"><text:span text:style-name="Strong_20_Emphasis">Audience-Regel (MUSS):</text:span><text:line-break/><text:span text:style-name="Source_20_Text">aud</text:span> muss den Wert <text:span text:style-name="Strong_20_Emphasis"><text:span text:style-name="Source_20_Text">person-service</text:span></text:span> enthalten (oder konfigurierbarer Audience-Name).</text:p>
      <text:h text:style-name="Heading_20_2" text:outline-level="2">5.3 Tenant-Isolation (MUSS)</text:h>
      <text:list xml:id="list1697350245329331503" text:style-name="L10">
        <text:list-item>
          <text:p text:style-name="P10"><text:span text:style-name="Source_20_Text">tenant_id</text:span> aus dem Token ist <text:span text:style-name="Strong_20_Emphasis">Quelle der Wahrheit</text:span></text:p>
        </text:list-item>
        <text:list-item>
          <text:p text:style-name="P10">Der Request enthält <text:span text:style-name="Source_20_Text">{companyId}</text:span> im Pfad (z. B. <text:span text:style-name="Source_20_Text">/companies/{companyId}/...</text:span>)</text:p>
        </text:list-item>
        <text:list-item>
          <text:p text:style-name="P10">Regel: <text:span text:style-name="Strong_20_Emphasis"><text:span text:style-name="Source_20_Text">companyId</text:span></text:span><text:span text:style-name="Strong_20_Emphasis"> muss == </text:span><text:span text:style-name="Strong_20_Emphasis"><text:span text:style-name="Source_20_Text">tenant_id</text:span></text:span> sein<text:line-break/>→ sonst <text:span text:style-name="Strong_20_Emphasis">403 Forbidden (TENANT_MISMATCH)</text:span></text:p>
        </text:list-item>
      </text:list>
      <text:h text:style-name="Heading_20_2" text:outline-level="2">5.4 Actor / Audit-Quelle (MUSS)</text:h>
      <text:list xml:id="list6248973851541153032" text:style-name="L11">
        <text:list-item>
          <text:p text:style-name="P11"><text:span text:style-name="Source_20_Text">createdBy/modifiedBy/trashedBy</text:span> werden aus <text:span text:style-name="Strong_20_Emphasis">JWT </text:span><text:span text:style-name="Strong_20_Emphasis"><text:span text:style-name="Source_20_Text">sub</text:span></text:span> befüllt</text:p>
        </text:list-item>
        <text:list-item>
          <text:p text:style-name="P11">Optionaler Header <text:span text:style-name="Source_20_Text">X-Actor-Id</text:span> kann für Dev/Tests existieren, ist aber <text:span text:style-name="Strong_20_Emphasis">nicht</text:span> maßgeblich, sobald JWT vorhanden ist.</text:p>
        </text:list-item>
      </text:list>
      <text:h text:style-name="Heading_20_2" text:outline-level="2">5.5 Scope-Modell (MUSS, MVP)</text:h>
      <text:p text:style-name="Text_20_body">Mindestens folgende Scopes werden verwendet:</text:p>
      <text:p text:style-name="Text_20_body"><text:span text:style-name="Strong_20_Emphasis">Person</text:span></text:p>
      <text:list xml:id="list4613720624895900920" text:style-name="L12">
        <text:list-item>
          <text:p text:style-name="P12"><text:span text:style-name="Source_20_Text">person:read</text:span></text:p>
        </text:list-item>
        <text:list-item>
          <text:p text:style-name="P12"><text:span text:style-name="Source_20_Text">person:write</text:span></text:p>
        </text:list-item>
      </text:list>
      <text:p text:style-name="Text_20_body"><text:span text:style-name="Strong_20_Emphasis"/></text:p>
      <text:p text:style-name="P38"><text:span text:style-name="Strong_20_Emphasis">Team</text:span></text:p>
      <text:list xml:id="list7756606239315905448" text:style-name="L13">
        <text:list-item>
          <text:p text:style-name="P13"><text:span text:style-name="Source_20_Text">team:read</text:span></text:p>
        </text:list-item>
        <text:list-item>
          <text:p text:style-name="P13"><text:span text:style-name="Source_20_Text">team:write</text:span></text:p>
        </text:list-item>
      </text:list>
      <text:p text:style-name="Text_20_body"><text:span text:style-name="Strong_20_Emphasis">Zuweisungen / Memberships</text:span></text:p>
      <text:list xml:id="list8492009428150755301" text:style-name="L14">
        <text:list-item>
          <text:p text:style-name="P14">optional fein: <text:span text:style-name="Source_20_Text">team:membership:read</text:span>, <text:span text:style-name="Source_20_Text">team:membership:write</text:span><text:line-break/>(oder MVP über <text:span text:style-name="Source_20_Text">team:read</text:span>/<text:span text:style-name="Source_20_Text">team:write</text:span>)</text:p>
        </text:list-item>
      </text:list>
      <text:p text:style-name="Text_20_body"/>
      <text:h text:style-name="Heading_20_1" text:outline-level="1">6. Domänenmodell und Daten (V1.0 + Präzisierungen)</text:h>
      <text:h text:style-name="Heading_20_2" text:outline-level="2">6.1 Person (MUSS)</text:h>
      <text:list xml:id="list3261024406294794727" text:style-name="L15">
        <text:list-item>
          <text:p text:style-name="P15"><text:span text:style-name="Source_20_Text">id</text:span>, <text:span text:style-name="Source_20_Text">companyId</text:span></text:p>
        </text:list-item>
        <text:list-item>
          <text:p text:style-name="P15"><text:span text:style-name="Source_20_Text">firstName</text:span>, <text:span text:style-name="Source_20_Text">lastName</text:span>, optional <text:span text:style-name="Source_20_Text">displayName</text:span></text:p>
        </text:list-item>
        <text:list-item>
          <text:p text:style-name="P15">offene Erweiterungen (z. B. tags, notes, classificationRefs)</text:p>
        </text:list-item>
        <text:list-item>
          <text:p text:style-name="P15">Audit/Trash-Felder</text:p>
        </text:list-item>
        <text:list-item>
          <text:p text:style-name="P15">Optimistic Locking (<text:span text:style-name="Source_20_Text">@Version</text:span>)</text:p>
        </text:list-item>
      </text:list>
      <text:h text:style-name="Heading_20_2" text:outline-level="2">6.2 Team (MUSS)</text:h>
      <text:list xml:id="list9091401223167387734" text:style-name="L16">
        <text:list-item>
          <text:p text:style-name="P16"><text:span text:style-name="Source_20_Text">id</text:span>, <text:span text:style-name="Source_20_Text">companyId</text:span></text:p>
        </text:list-item>
        <text:list-item>
          <text:p text:style-name="P16"><text:span text:style-name="Source_20_Text">name</text:span> (Unique pro Company empfohlen)</text:p>
        </text:list-item>
        <text:list-item>
          <text:p text:style-name="P16">optional <text:span text:style-name="Source_20_Text">description</text:span></text:p>
        </text:list-item>
        <text:list-item>
          <text:p text:style-name="P16">Audit/Trash-Felder</text:p>
        </text:list-item>
      </text:list>
      <text:h text:style-name="Heading_20_2" text:outline-level="2">6.3 TeamMembership (MUSS)</text:h>
      <text:list xml:id="list5599394113949958802" text:style-name="L17">
        <text:list-item>
          <text:p text:style-name="P17"><text:span text:style-name="Source_20_Text">id</text:span>, <text:span text:style-name="Source_20_Text">companyId</text:span>, <text:span text:style-name="Source_20_Text">teamId</text:span>, <text:span text:style-name="Source_20_Text">personId</text:span></text:p>
        </text:list-item>
        <text:list-item>
          <text:p text:style-name="P17"><text:span text:style-name="Source_20_Text">role</text:span> (String, optional)</text:p>
        </text:list-item>
        <text:list-item>
          <text:p text:style-name="P17"><text:span text:style-name="Source_20_Text">joinedAt</text:span> / <text:span text:style-name="Source_20_Text">leftAt</text:span> (oder <text:span text:style-name="Source_20_Text">validFrom</text:span>/<text:span text:style-name="Source_20_Text">validTo</text:span>)</text:p>
        </text:list-item>
        <text:list-item>
          <text:p text:style-name="P17">optional <text:span text:style-name="Source_20_Text">isPrimary</text:span> (Regel: max. 1 aktiv pro Person)</text:p>
        </text:list-item>
        <text:list-item>
          <text:p text:style-name="P17">Audit/Trash-Felder</text:p>
        </text:list-item>
      </text:list>
      <text:h text:style-name="Heading_20_2" text:outline-level="2">6.4 Communication-Referenzen (MUSS)</text:h>
      <text:list xml:id="list5409467586019049330" text:style-name="L18">
        <text:list-item>
          <text:p text:style-name="P18">Person hält <text:span text:style-name="Strong_20_Emphasis">Referenzen</text:span> (z. B. communication_profile_id oder Liste von IDs)</text:p>
        </text:list-item>
        <text:list-item>
          <text:p text:style-name="P18">Keine Speicherung der Kommunikationsdetails im Person Service</text:p>
        </text:list-item>
      </text:list>
      <text:p text:style-name="Text_20_body"/>
      <text:h text:style-name="Heading_20_2" text:outline-level="2"/>
      <text:h text:style-name="P39" text:outline-level="1">7. Funktionen / REST-API (V1.0 + Security)</text:h>
      <text:p text:style-name="Quotations">Basis: <text:span text:style-name="Source_20_Text">/api/v1</text:span> (Breaking Changes nur über <text:span text:style-name="Source_20_Text">/api/v2</text:span> oder neue DTOs/Endpunkte)</text:p>
      <text:h text:style-name="Heading_20_2" text:outline-level="2">7.1 Persons (mit Scopes)</text:h>
      <text:list xml:id="list1493602276504993495" text:style-name="L19">
        <text:list-item>
          <text:p text:style-name="P19"><text:span text:style-name="Source_20_Text">GET /api/v1/companies/{companyId}/persons</text:span> → Scope <text:span text:style-name="Source_20_Text">person:read</text:span></text:p>
        </text:list-item>
        <text:list-item>
          <text:p text:style-name="P19"><text:span text:style-name="Source_20_Text">GET /api/v1/companies/{companyId}/persons/{personId}</text:span> → Scope <text:span text:style-name="Source_20_Text">person:read</text:span></text:p>
        </text:list-item>
        <text:list-item>
          <text:p text:style-name="P19"><text:span text:style-name="Source_20_Text">POST /api/v1/companies/{companyId}/persons</text:span> → Scope <text:span text:style-name="Source_20_Text">person:write</text:span></text:p>
        </text:list-item>
        <text:list-item>
          <text:p text:style-name="P19"><text:span text:style-name="Source_20_Text">PATCH /api/v1/companies/{companyId}/persons/{personId}</text:span> → Scope <text:span text:style-name="Source_20_Text">person:write</text:span></text:p>
        </text:list-item>
        <text:list-item>
          <text:p text:style-name="P19"><text:span text:style-name="Source_20_Text">POST /api/v1/companies/{companyId}/persons/{personId}/trash</text:span> → Scope <text:span text:style-name="Source_20_Text">person:write</text:span></text:p>
        </text:list-item>
        <text:list-item>
          <text:p text:style-name="P19"><text:span text:style-name="Source_20_Text">POST /api/v1/companies/{companyId}/persons/{personId}/restore</text:span> → Scope <text:span text:style-name="Source_20_Text">person:write</text:span></text:p>
        </text:list-item>
      </text:list>
      <text:h text:style-name="Heading_20_2" text:outline-level="2">7.2 Teams (mit Scopes)</text:h>
      <text:list xml:id="list6407252455206537052" text:style-name="L20">
        <text:list-item>
          <text:p text:style-name="P20"><text:span text:style-name="Source_20_Text">GET /api/v1/companies/{companyId}/teams</text:span> → Scope <text:span text:style-name="Source_20_Text">team:read</text:span></text:p>
        </text:list-item>
        <text:list-item>
          <text:p text:style-name="P20"><text:span text:style-name="Source_20_Text">GET /api/v1/companies/{companyId}/teams/{teamId}</text:span> → Scope <text:span text:style-name="Source_20_Text">team:read</text:span></text:p>
        </text:list-item>
        <text:list-item>
          <text:p text:style-name="P20"><text:span text:style-name="Source_20_Text">POST /api/v1/companies/{companyId}/teams</text:span> → Scope <text:span text:style-name="Source_20_Text">team:write</text:span></text:p>
        </text:list-item>
        <text:list-item>
          <text:p text:style-name="P20"><text:span text:style-name="Source_20_Text">PATCH /api/v1/companies/{companyId}/teams/{teamId}</text:span> → Scope <text:span text:style-name="Source_20_Text">team:write</text:span></text:p>
        </text:list-item>
        <text:list-item>
          <text:p text:style-name="P20"><text:span text:style-name="Source_20_Text">POST /api/v1/companies/{companyId}/teams/{teamId}/trash</text:span> → Scope <text:span text:style-name="Source_20_Text">team:write</text:span></text:p>
        </text:list-item>
        <text:list-item>
          <text:p text:style-name="P20"><text:span text:style-name="Source_20_Text">POST /api/v1/companies/{companyId}/teams/{teamId}/restore</text:span> → Scope <text:span text:style-name="Source_20_Text">team:write</text:span></text:p>
        </text:list-item>
      </text:list>
      <text:h text:style-name="Heading_20_2" text:outline-level="2">7.3 Memberships (mit Scopes)</text:h>
      <text:list xml:id="list4717348654569641622" text:style-name="L21">
        <text:list-item>
          <text:p text:style-name="P21"><text:span text:style-name="Source_20_Text">GET /api/v1/companies/{companyId}/teams/{teamId}/members</text:span> → <text:span text:style-name="Source_20_Text">team:read</text:span> (oder <text:span text:style-name="Source_20_Text">team:membership:read</text:span>)</text:p>
        </text:list-item>
        <text:list-item>
          <text:p text:style-name="P21"><text:span text:style-name="Source_20_Text">POST /api/v1/companies/{companyId}/teams/{teamId}/members</text:span> → <text:span text:style-name="Source_20_Text">team:write</text:span> (oder <text:span text:style-name="Source_20_Text">team:membership:write</text:span>)</text:p>
        </text:list-item>
        <text:list-item>
          <text:p text:style-name="P21"><text:span text:style-name="Source_20_Text">DELETE /api/v1/companies/{companyId}/teams/{teamId}/members/{personId}</text:span> → <text:span text:style-name="Source_20_Text">team:write</text:span> (oder <text:span text:style-name="Source_20_Text">team:membership:write</text:span>)</text:p>
        </text:list-item>
      </text:list>
      <text:h text:style-name="Heading_20_2" text:outline-level="2"/>
      <text:h text:style-name="P40" text:outline-level="2">7.4 Ops (optional, empfohlen)</text:h>
      <text:p text:style-name="Text_20_body">Für Gateway-Routing via Prefix (z. B. <text:span text:style-name="Source_20_Text">/person/...</text:span>) ist empfohlen:</text:p>
      <text:list xml:id="list5696328540369529908" text:style-name="L22">
        <text:list-item>
          <text:p text:style-name="P22"><text:span text:style-name="Source_20_Text">GET /person/ping</text:span></text:p>
        </text:list-item>
        <text:list-item>
          <text:p text:style-name="P22"><text:span text:style-name="Source_20_Text">GET /person/version</text:span></text:p>
        </text:list-item>
      </text:list>
      <text:p text:style-name="Text_20_body"><text:span text:style-name="Strong_20_Emphasis">Antwort muss enthalten:</text:span> <text:span text:style-name="Source_20_Text">service</text:span> und <text:span text:style-name="Source_20_Text">version</text:span> (Build-Info oder Property).<text:line-break/>Security kann optional sein (z. B. intern offen oder <text:span text:style-name="Source_20_Text">ops:read</text:span>).</text:p>
      <text:p text:style-name="Text_20_body"/>
      <text:h text:style-name="Heading_20_1" text:outline-level="1">8. Fehlerbehandlung und Statuscodes (MUSS)</text:h>
      <text:h text:style-name="Heading_20_2" text:outline-level="2">8.1 Security</text:h>
      <text:list xml:id="list3465700708467500171" text:style-name="L23">
        <text:list-item>
          <text:p text:style-name="P23"><text:span text:style-name="Strong_20_Emphasis">401 Unauthorized:</text:span> kein/ungültiges Token, Audience falsch, Token abgelaufen</text:p>
        </text:list-item>
        <text:list-item>
          <text:p text:style-name="P23"><text:span text:style-name="Strong_20_Emphasis">403 Forbidden:</text:span> Scope fehlt oder Tenant mismatch</text:p>
        </text:list-item>
      </text:list>
      <text:h text:style-name="Heading_20_2" text:outline-level="2">8.2 Fachlich/Validierung</text:h>
      <text:list xml:id="list2492508116590147012" text:style-name="L24">
        <text:list-item>
          <text:p text:style-name="P24"><text:span text:style-name="Strong_20_Emphasis">400 Bad Request:</text:span> Bean Validation (Pflichtfelder/Format)</text:p>
        </text:list-item>
        <text:list-item>
          <text:p text:style-name="P24"><text:span text:style-name="Strong_20_Emphasis">404 Not Found:</text:span> Resource existiert nicht oder gehört nicht zum Tenant</text:p>
        </text:list-item>
        <text:list-item>
          <text:p text:style-name="P24"><text:span text:style-name="Strong_20_Emphasis">409 Conflict:</text:span> Unique Constraints / Business-Regeln (z. B. Teamname doppelt, Membership doppelt)</text:p>
        </text:list-item>
      </text:list>
      <text:h text:style-name="Heading_20_2" text:outline-level="2">8.3 Error-Format (SOLL)</text:h>
      <text:p text:style-name="Text_20_body">Einheitlich als ProblemDetail/JSON:</text:p>
      <text:list xml:id="list173205305141356583" text:style-name="L25">
        <text:list-item>
          <text:p text:style-name="P25"><text:span text:style-name="Source_20_Text">status</text:span>, <text:span text:style-name="Source_20_Text">title</text:span>, <text:span text:style-name="Source_20_Text">detail</text:span>, <text:span text:style-name="Source_20_Text">path</text:span>, <text:span text:style-name="Source_20_Text">timestamp</text:span>, optional <text:span text:style-name="Source_20_Text">errorCode</text:span>, <text:span text:style-name="Source_20_Text">violations[]</text:span></text:p>
        </text:list-item>
      </text:list>
      <text:p text:style-name="Text_20_body"><text:span text:style-name="Source_20_Text"/></text:p>
      <text:h text:style-name="Heading_20_1" text:outline-level="1">9. Tests und Abnahmekriterien (MUSS)</text:h>
      <text:h text:style-name="Heading_20_2" text:outline-level="2">9.1 Vollständige Endpoint-Testabdeckung (MUSS)</text:h>
      <text:p text:style-name="Text_20_body">Für <text:span text:style-name="Strong_20_Emphasis">jeden</text:span> öffentlich dokumentierten REST-Endpunkt müssen automatisierte Tests existieren.</text:p>
      <text:p text:style-name="Text_20_body"><text:span text:style-name="Strong_20_Emphasis">Pro Endpoint MUSS mindestens vorhanden sein:</text:span></text:p>
      <text:list xml:id="list7502094913901327465" text:style-name="L26">
        <text:list-item>
          <text:p text:style-name="P26"><text:span text:style-name="Strong_20_Emphasis">Positivtest (Happy Path)</text:span></text:p>
        </text:list-item>
      </text:list>
      <text:list xml:id="list121414069051978912" text:style-name="L27">
        <text:list-item>
          <text:p text:style-name="P27">gültiges JWT (wenn geschützt) + korrekte Scopes + korrekter Tenant</text:p>
        </text:list-item>
        <text:list-item>
          <text:p text:style-name="P27">erwarteter 2xx Status</text:p>
        </text:list-item>
        <text:list-item>
          <text:p text:style-name="P27">zentrale Assertions auf Response (IDs, companyId, Audit-Felder)</text:p>
        </text:list-item>
      </text:list>
      <text:p text:style-name="Text_20_body"/>
      <text:p text:style-name="Text_20_body"/>
      <text:list xml:id="list8309526867403842284" text:style-name="L28">
        <text:list-item>
          <text:p text:style-name="P28"><text:soft-page-break/><text:span text:style-name="Strong_20_Emphasis">Negativtest (mindestens einer, abhängig vom Endpoint)</text:span><text:line-break/>Mindestens einer der folgenden Fälle muss abgedeckt sein (je nach Endpoint-Typ):</text:p>
        </text:list-item>
      </text:list>
      <text:list xml:id="list6186741521597060168" text:style-name="L29">
        <text:list-item>
          <text:p text:style-name="P29"><text:span text:style-name="Strong_20_Emphasis">401</text:span> ohne Token / ungültiges Token</text:p>
        </text:list-item>
        <text:list-item>
          <text:p text:style-name="P29"><text:span text:style-name="Strong_20_Emphasis">403</text:span> gültiges Token, aber <text:span text:style-name="Strong_20_Emphasis">fehlender Scope</text:span></text:p>
        </text:list-item>
        <text:list-item>
          <text:p text:style-name="P29"><text:span text:style-name="Strong_20_Emphasis">403 (TENANT_MISMATCH)</text:span> <text:span text:style-name="Source_20_Text">tenant_id</text:span> passt nicht zu <text:span text:style-name="Source_20_Text">{companyId}</text:span></text:p>
        </text:list-item>
        <text:list-item>
          <text:p text:style-name="P29"><text:span text:style-name="Strong_20_Emphasis">400</text:span> Bean Validation / ungültige Payload</text:p>
        </text:list-item>
        <text:list-item>
          <text:p text:style-name="P29"><text:span text:style-name="Strong_20_Emphasis">404</text:span> Resource existiert nicht</text:p>
        </text:list-item>
        <text:list-item>
          <text:p text:style-name="P29"><text:span text:style-name="Strong_20_Emphasis">409</text:span> Unique/Business-Konflikt</text:p>
        </text:list-item>
      </text:list>
      <text:p text:style-name="Text_20_body"><text:span text:style-name="Strong_20_Emphasis">Mindestregel (Kurzform, MUSS):</text:span></text:p>
      <text:list xml:id="list1112558149675554128" text:style-name="L30">
        <text:list-item>
          <text:p text:style-name="P30"><text:span text:style-name="Strong_20_Emphasis">GET</text:span>: 1× 200 + 1× (401/403/404)</text:p>
        </text:list-item>
        <text:list-item>
          <text:p text:style-name="P30"><text:span text:style-name="Strong_20_Emphasis">POST</text:span>: 1× 201/200 + 1× (400 oder 409) + 1× (401/403)</text:p>
        </text:list-item>
        <text:list-item>
          <text:p text:style-name="P30"><text:span text:style-name="Strong_20_Emphasis">PATCH/PUT</text:span>: 1× 200 + 1× (400 oder 404) + 1× (401/403)</text:p>
        </text:list-item>
        <text:list-item>
          <text:p text:style-name="P30"><text:span text:style-name="Strong_20_Emphasis">Trash/Restore</text:span>: 1× 200 + 1× (404 oder 409 State) + 1× (401/403)</text:p>
        </text:list-item>
        <text:list-item>
          <text:p text:style-name="P30"><text:span text:style-name="Strong_20_Emphasis">Membership add/remove</text:span>: 1× Erfolg + 1× (404/409) + 1× (401/403)</text:p>
        </text:list-item>
      </text:list>
      <text:h text:style-name="Heading_20_2" text:outline-level="2">9.2 Testebenen (SOLL, empfohlen)</text:h>
      <text:list xml:id="list5366075862877259351" text:style-name="L31">
        <text:list-item>
          <text:p text:style-name="P31"><text:span text:style-name="Strong_20_Emphasis">Web Layer Tests</text:span> (<text:span text:style-name="Source_20_Text">@WebMvcTest</text:span>) für Security/Validation/Error-Codes (schnell)</text:p>
        </text:list-item>
        <text:list-item>
          <text:p text:style-name="P31"><text:span text:style-name="Strong_20_Emphasis">Integration Tests</text:span> (<text:span text:style-name="Source_20_Text">@SpringBootTest</text:span> + Testcontainers) für DB-Constraints und End-to-End Kernflüsse (selektiv)</text:p>
        </text:list-item>
      </text:list>
      <text:h text:style-name="Heading_20_2" text:outline-level="2">9.3 Definition of Done (MUSS)</text:h>
      <text:p text:style-name="Text_20_body">Ein Endpoint gilt erst als abgeschlossen, wenn:</text:p>
      <text:list xml:id="list5858890133525193605" text:style-name="L32">
        <text:list-item>
          <text:p text:style-name="P32">OpenAPI Dokumentation vollständig ist</text:p>
        </text:list-item>
        <text:list-item>
          <text:p text:style-name="P32">Positiv- und Negativtest vorhanden sind</text:p>
        </text:list-item>
        <text:list-item>
          <text:p text:style-name="P32"><text:span text:style-name="Source_20_Text">mvn clean test</text:span> grün ist</text:p>
        </text:list-item>
      </text:list>
      <text:p text:style-name="Text_20_body"/>
      <text:h text:style-name="Heading_20_1" text:outline-level="1">10. Betrieb, Deploy, Abhängigkeiten</text:h>
      <text:h text:style-name="Heading_20_2" text:outline-level="2">10.1 Hard Dependencies (MUSS)</text:h>
      <text:list xml:id="list3888872030412743982" text:style-name="L33">
        <text:list-item>
          <text:p text:style-name="P33">MariaDB (Schema via Flyway)</text:p>
        </text:list-item>
        <text:list-item>
          <text:p text:style-name="P33">Auth Service (JWKS erreichbar) <text:span text:style-name="Strong_20_Emphasis">oder</text:span> kompatibler JWKS Provider</text:p>
        </text:list-item>
      </text:list>
      <text:h text:style-name="Heading_20_2" text:outline-level="2">10.2 Soft Dependencies (SOLL)</text:h>
      <text:list xml:id="list9055133712741951488" text:style-name="L34">
        <text:list-item>
          <text:p text:style-name="P34">IAM Service (wenn Token nicht nur Scopes, sondern dynamische Policies erfordert)</text:p>
        </text:list-item>
        <text:list-item>
          <text:p text:style-name="P34">Company Service (Existenzprüfung des Mandanten)</text:p>
        </text:list-item>
        <text:list-item>
          <text:p text:style-name="P34">Communication Service (Cascade Trash via Event/Call)</text:p>
        </text:list-item>
      </text:list>
      <text:h text:style-name="Heading_20_2" text:outline-level="2"><text:soft-page-break/>10.3 Dokumentation (MUSS)</text:h>
      <text:list xml:id="list5064201762337538072" text:style-name="L35">
        <text:list-item>
          <text:p text:style-name="P35"><text:span text:style-name="Source_20_Text">doc/dependencies.md</text:span> enthält Hard/Soft Dependencies, Konfiguration, Failure-Verhalten</text:p>
        </text:list-item>
        <text:list-item>
          <text:p text:style-name="P35">README enthält Local-Run Anweisungen (inkl. Docker optional)</text:p>
        </text:list-item>
      </text:list>
      <text:p text:style-name="Text_20_body"/>
      <text:h text:style-name="Heading_20_1" text:outline-level="1">11. Nicht-Ziele / spätere Erweiterungen</text:h>
      <text:list xml:id="list4416675965595642464" text:style-name="L36">
        <text:list-item>
          <text:p text:style-name="P36">Feingranulare Policies je Feld/Attribut (ABAC)</text:p>
        </text:list-item>
        <text:list-item>
          <text:p text:style-name="P36">OrgUnits, Manager, Hierarchien</text:p>
        </text:list-item>
        <text:list-item>
          <text:p text:style-name="P36">Voll revisionssicheres Audit-Log (append-only) zusätzlich zu Audit-Feldern</text:p>
        </text:list-item>
        <text:list-item>
          <text:p text:style-name="P36">Advanced Search / Volltext</text:p>
        </text:list-item>
        <text:list-item>
          <text:p text:style-name="P36">Sync/Replication zu externen System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8T13:30:05.31</meta:creation-date>
    <meta:document-statistic meta:table-count="0" meta:image-count="0" meta:object-count="0" meta:page-count="8" meta:paragraph-count="181" meta:word-count="1205" meta:character-count="9376"/>
    <dc:date>2026-02-18T13:38:55.35</dc:date>
    <dc:creator>Thomas Meyer</dc:creator>
    <meta:editing-duration>PT8M50S</meta:editing-duration>
    <meta:editing-cycles>1</meta:editing-cycles>
    <meta:generator>OpenOffice/4.1.15$Win32 OpenOffice.org_project/4115m2$Build-9813</meta:generator>
  </office:meta>
</office:document-meta>
</file>